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Standard" style:family="paragraph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text-properties fo:language="en" fo:country="GB"/>
    </style:style>
    <style:style style:name="P90" style:parent-style-name="Standard" style:family="paragraph">
      <style:text-properties fo:language="en" fo:country="GB"/>
    </style:style>
    <style:style style:name="P91" style:parent-style-name="Standard" style:family="paragraph">
      <style:text-properties fo:language="en" fo:country="GB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text-properties fo:language="en" fo:country="GB"/>
    </style:style>
    <style:style style:name="P103" style:parent-style-name="Standard" style:family="paragraph"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name="P105" style:parent-style-name="Standard" style:family="paragraph">
      <style:text-properties fo:language="en" fo:country="GB"/>
    </style:style>
    <style:style style:name="P106" style:parent-style-name="Standard" style:family="paragraph">
      <style:text-properties fo:language="en" fo:country="GB"/>
    </style:style>
    <style:style style:name="P107" style:parent-style-name="Standard" style:family="paragraph">
      <style:text-properties fo:language="en" fo:country="GB"/>
    </style:style>
    <style:style style:name="P108" style:parent-style-name="Standard" style:family="paragraph">
      <style:text-properties fo:language="en" fo:country="GB"/>
    </style:style>
    <style:style style:name="P109" style:parent-style-name="Standard" style:family="paragraph">
      <style:text-properties fo:language="en" fo:country="GB"/>
    </style:style>
    <style:style style:name="P110" style:parent-style-name="Standard" style:family="paragraph">
      <style:text-properties fo:language="en" fo:country="GB"/>
    </style:style>
    <style:style style:name="P111" style:parent-style-name="Standard" style:family="paragraph">
      <style:text-properties fo:language="en" fo:country="GB"/>
    </style:style>
    <style:style style:name="P112" style:parent-style-name="Standard" style:family="paragraph">
      <style:text-properties fo:language="en" fo:country="GB"/>
    </style:style>
    <style:style style:name="P113" style:parent-style-name="Standard" style:family="paragraph">
      <style:text-properties fo:language="en" fo:country="GB"/>
    </style:style>
    <style:style style:name="P114" style:parent-style-name="Standard" style:family="paragraph">
      <style:text-properties fo:language="en" fo:country="GB"/>
    </style:style>
    <style:style style:name="P115" style:parent-style-name="Standard" style:family="paragraph">
      <style:text-properties fo:language="en" fo:country="GB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>
      <style:text-properties fo:language="en" fo:country="GB"/>
    </style:style>
    <style:style style:name="P118" style:parent-style-name="Standard" style:family="paragraph">
      <style:text-properties fo:language="en" fo:country="GB"/>
    </style:style>
    <style:style style:name="P119" style:parent-style-name="Standard" style:family="paragraph">
      <style:text-properties fo:language="en" fo:country="GB"/>
    </style:style>
    <style:style style:name="P120" style:parent-style-name="Standard" style:family="paragraph">
      <style:text-properties fo:language="en" fo:country="GB"/>
    </style:style>
    <style:style style:name="P121" style:parent-style-name="Standard" style:family="paragraph">
      <style:text-properties fo:language="en" fo:country="GB"/>
    </style:style>
    <style:style style:name="P122" style:parent-style-name="Standard" style:family="paragraph">
      <style:text-properties fo:language="en" fo:country="GB"/>
    </style:style>
    <style:style style:name="P123" style:parent-style-name="Standard" style:family="paragraph">
      <style:text-properties fo:language="en" fo:country="GB"/>
    </style:style>
    <style:style style:name="P124" style:parent-style-name="Standard" style:family="paragraph">
      <style:text-properties fo:language="en" fo:country="GB"/>
    </style:style>
    <style:style style:name="P125" style:parent-style-name="Standard" style:family="paragraph">
      <style:text-properties fo:language="en" fo:country="GB"/>
    </style:style>
    <style:style style:name="P126" style:parent-style-name="Standard" style:family="paragraph">
      <style:text-properties fo:language="en" fo:country="GB"/>
    </style:style>
    <style:style style:name="P127" style:parent-style-name="Standard" style:family="paragraph">
      <style:text-properties fo:language="en" fo:country="GB"/>
    </style:style>
    <style:style style:name="P128" style:parent-style-name="Standard" style:family="paragraph">
      <style:text-properties fo:language="en" fo:country="GB"/>
    </style:style>
    <style:style style:name="P129" style:parent-style-name="Standard" style:family="paragraph">
      <style:text-properties fo:language="en" fo:country="GB"/>
    </style:style>
    <style:style style:name="P130" style:parent-style-name="Standard" style:family="paragraph">
      <style:text-properties fo:language="en" fo:country="GB"/>
    </style:style>
    <style:style style:name="P131" style:parent-style-name="Standard" style:family="paragraph">
      <style:text-properties fo:language="en" fo:country="GB"/>
    </style:style>
    <style:style style:name="P132" style:parent-style-name="Standard" style:family="paragraph">
      <style:text-properties fo:language="en" fo:country="GB"/>
    </style:style>
    <style:style style:name="P133" style:parent-style-name="Standard" style:family="paragraph">
      <style:text-properties fo:language="en" fo:country="GB"/>
    </style:style>
    <style:style style:name="P134" style:parent-style-name="Standard" style:family="paragraph">
      <style:text-properties fo:language="en" fo:country="GB"/>
    </style:style>
    <style:style style:name="P135" style:parent-style-name="Standard" style:family="paragraph">
      <style:text-properties fo:language="en" fo:country="GB"/>
    </style:style>
    <style:style style:name="P136" style:parent-style-name="Standard" style:family="paragraph">
      <style:text-properties fo:language="en" fo:country="GB"/>
    </style:style>
    <style:style style:name="P137" style:parent-style-name="Standard" style:family="paragraph">
      <style:text-properties fo:language="en" fo:country="GB"/>
    </style:style>
    <style:style style:name="P138" style:parent-style-name="Standard" style:family="paragraph">
      <style:text-properties fo:language="en" fo:country="GB"/>
    </style:style>
    <style:style style:name="P139" style:parent-style-name="Standard" style:family="paragraph">
      <style:text-properties fo:language="en" fo:country="GB"/>
    </style:style>
    <style:style style:name="P140" style:parent-style-name="Standard" style:family="paragraph">
      <style:text-properties fo:language="en" fo:country="GB"/>
    </style:style>
    <style:style style:name="P141" style:parent-style-name="Standard" style:family="paragraph">
      <style:text-properties fo:language="en" fo:country="GB"/>
    </style:style>
    <style:style style:name="P142" style:parent-style-name="Standard" style:family="paragraph">
      <style:text-properties fo:language="en" fo:country="GB"/>
    </style:style>
    <style:style style:name="P143" style:parent-style-name="Standard" style:family="paragraph">
      <style:text-properties fo:language="en" fo:country="GB"/>
    </style:style>
    <style:style style:name="P144" style:parent-style-name="Standard" style:family="paragraph">
      <style:text-properties fo:language="en" fo:country="GB"/>
    </style:style>
    <style:style style:name="P145" style:parent-style-name="Standard" style:family="paragraph">
      <style:text-properties fo:language="en" fo:country="GB"/>
    </style:style>
    <style:style style:name="P146" style:parent-style-name="Standard" style:family="paragraph">
      <style:text-properties fo:language="en" fo:country="GB"/>
    </style:style>
    <style:style style:name="P147" style:parent-style-name="Standard" style:family="paragraph">
      <style:text-properties fo:language="en" fo:country="GB"/>
    </style:style>
    <style:style style:name="P148" style:parent-style-name="Standard" style:family="paragraph">
      <style:text-properties fo:language="en" fo:country="GB"/>
    </style:style>
    <style:style style:name="P149" style:parent-style-name="Standard" style:family="paragraph">
      <style:text-properties fo:language="en" fo:country="GB"/>
    </style:style>
    <style:style style:name="P150" style:parent-style-name="Standard" style:family="paragraph">
      <style:text-properties fo:language="en" fo:country="GB"/>
    </style:style>
    <style:style style:name="P151" style:parent-style-name="Standard" style:family="paragraph">
      <style:text-properties fo:language="en" fo:country="GB"/>
    </style:style>
    <style:style style:name="P152" style:parent-style-name="Standard" style:family="paragraph">
      <style:text-properties fo:language="en" fo:country="GB"/>
    </style:style>
    <style:style style:name="P153" style:parent-style-name="Standard" style:family="paragraph">
      <style:text-properties fo:language="en" fo:country="GB"/>
    </style:style>
    <style:style style:name="P154" style:parent-style-name="Standard" style:family="paragraph">
      <style:text-properties fo:language="en" fo:country="GB"/>
    </style:style>
    <style:style style:name="P155" style:parent-style-name="Standard" style:family="paragraph">
      <style:text-properties fo:language="en" fo:country="GB"/>
    </style:style>
    <style:style style:name="P156" style:parent-style-name="Standard" style:family="paragraph">
      <style:text-properties fo:language="en" fo:country="GB"/>
    </style:style>
    <style:style style:name="P157" style:parent-style-name="Standard" style:family="paragraph">
      <style:text-properties fo:language="en" fo:country="GB"/>
    </style:style>
    <style:style style:name="P158" style:parent-style-name="Standard" style:family="paragraph">
      <style:text-properties fo:language="en" fo:country="GB"/>
    </style:style>
    <style:style style:name="P159" style:parent-style-name="Standard" style:family="paragraph">
      <style:text-properties fo:language="en" fo:country="GB"/>
    </style:style>
    <style:style style:name="P160" style:parent-style-name="Standard" style:family="paragraph">
      <style:text-properties fo:language="en" fo:country="GB"/>
    </style:style>
    <style:style style:name="P161" style:parent-style-name="Standard" style:family="paragraph">
      <style:text-properties fo:language="en" fo:country="GB"/>
    </style:style>
    <style:style style:name="P162" style:parent-style-name="Standard" style:family="paragraph">
      <style:text-properties fo:language="en" fo:country="GB"/>
    </style:style>
    <style:style style:name="P163" style:parent-style-name="Standard" style:family="paragraph">
      <style:text-properties fo:language="en" fo:country="GB"/>
    </style:style>
    <style:style style:name="P164" style:parent-style-name="Standard" style:family="paragraph">
      <style:text-properties fo:language="en" fo:country="GB"/>
    </style:style>
    <style:style style:name="P165" style:parent-style-name="Standard" style:family="paragraph">
      <style:text-properties fo:language="en" fo:country="GB"/>
    </style:style>
    <style:style style:name="P166" style:parent-style-name="Standard" style:family="paragraph">
      <style:text-properties fo:language="en" fo:country="GB"/>
    </style:style>
    <style:style style:name="P167" style:parent-style-name="Standard" style:family="paragraph">
      <style:text-properties fo:language="en" fo:country="GB"/>
    </style:style>
    <style:style style:name="P168" style:parent-style-name="Standard" style:family="paragraph">
      <style:text-properties fo:language="en" fo:country="GB"/>
    </style:style>
    <style:style style:name="P169" style:parent-style-name="Standard" style:family="paragraph">
      <style:text-properties fo:language="en" fo:country="GB"/>
    </style:style>
    <style:style style:name="T170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THE VIRTAUTO BRAIN MANIFESTO</text:p>
      <text:p text:style-name="P2">Towards a Self-Healing, Self-Organizing Industrial Nervous System</text:p>
      <text:p text:style-name="P3">(Draft 1 — Vision Statement 2030+)</text:p>
      <text:p text:style-name="P4"/>
      <text:p text:style-name="P5">Prelude: The End of Static Intelligence</text:p>
      <text:p text:style-name="P6"/>
      <text:p text:style-name="P7">For more than a century, enterprises have built systems as if they were machines: rigid, modular, isolated, predictable.</text:p>
      <text:p text:style-name="P8">But intelligence – real intelligence – is not modular, not rigid, not static.</text:p>
      <text:p text:style-name="P9"/>
      <text:p text:style-name="P10">It grows.</text:p>
      <text:p text:style-name="P11">It reorganizes.</text:p>
      <text:p text:style-name="P12">It adapts.</text:p>
      <text:p text:style-name="P13">It compensates.</text:p>
      <text:p text:style-name="P14">It heals.</text:p>
      <text:p text:style-name="P15">It learns at every moment.</text:p>
      <text:p text:style-name="P16"/>
      <text:p text:style-name="P17">The human brain is the proof.</text:p>
      <text:p text:style-name="P18">It is the most powerful adaptive system known to us: 100 billion neurons, continuously rewiring themselves; memories emerging, dissolving, consolidating; functions shifting across regions when damage occurs; behavior shaped by experience, context, motivation, and embodiment.</text:p>
      <text:p text:style-name="P19"/>
      <text:p text:style-name="P20">This manifesto is the declaration that industrial intelligence must evolve beyond software,</text:p>
      <text:p text:style-name="P21">and become something fundamentally closer to biology.</text:p>
      <text:p text:style-name="P22"/>
      <text:p text:style-name="P23">The Vision: A Living Intelligence for Industry</text:p>
      <text:p text:style-name="P24"/>
      <text:p text:style-name="P25">virtauto is not a platform.</text:p>
      <text:soft-page-break/>
      <text:p text:style-name="P26">It is a brain — a dynamic, self-improving, industrial intelligence system.</text:p>
      <text:p text:style-name="P27"/>
      <text:p text:style-name="P28">Its purpose is not to automate workflows.</text:p>
      <text:p text:style-name="P29">Its purpose is to sense, understand, decide, and act across the entire enterprise, continuously and autonomously.</text:p>
      <text:p text:style-name="P30"/>
      <text:p text:style-name="P31">To achieve this, virtauto embraces seven principles inspired by the deepest mechanisms of biological intelligence.</text:p>
      <text:p text:style-name="P32"/>
      <text:p text:style-name="P33">1. Dynamic Architecture</text:p>
      <text:p text:style-name="P34">Intelligence is not fixed. It evolves.</text:p>
      <text:p text:style-name="P35"/>
      <text:p text:style-name="P36">The virtauto Brain builds and reshapes itself over time.</text:p>
      <text:p text:style-name="P37"/>
      <text:p text:style-name="P38">Agents form new connections, abandon old ones, strengthen successful pathways and weaken ineffective ones.</text:p>
      <text:p text:style-name="P39">Just like neural synapses, the system reorganizes according to experience, demand, and context.</text:p>
      <text:p text:style-name="P40"/>
      <text:p text:style-name="P41">The architecture is not designed once —</text:p>
      <text:p text:style-name="P42">it is continuously redesigned by the system itself.</text:p>
      <text:p text:style-name="P43"/>
      <text:p text:style-name="P44">2. Self-Healing Intelligence</text:p>
      <text:p text:style-name="P45">Failure is not an exception. It is input for adaptation.</text:p>
      <text:p text:style-name="P46"/>
      <text:p text:style-name="P47">In biological systems, damage does not equal defeat.</text:p>
      <text:p text:style-name="P48">When a brain region fails, others reorganize to compensate.</text:p>
      <text:p text:style-name="P49"/>
      <text:p text:style-name="P50">The virtauto Brain works the same way.</text:p>
      <text:p text:style-name="P51"/>
      <text:soft-page-break/>
      <text:p text:style-name="P52">If an agent becomes unreliable, overwhelmed, or inconsistent, the network redistributes tasks, reroutes signals, regenerates capabilities, and stabilizes itself.</text:p>
      <text:p text:style-name="P53">Self-diagnosis and self-repair are not features — they are fundamentals.</text:p>
      <text:p text:style-name="P54"/>
      <text:p text:style-name="P55">virtauto does not collapse under pressure.</text:p>
      <text:p text:style-name="P56">It regrows.</text:p>
      <text:p text:style-name="P57"/>
      <text:p text:style-name="P58">3. Neuromodulation as Global Control</text:p>
      <text:p text:style-name="P59">Motivation, focus, urgency — encoded as systemwide signals.</text:p>
      <text:p text:style-name="P60"/>
      <text:p text:style-name="P61">Biological intelligence is governed by global modulators: dopamine, noradrenaline, acetylcholine.</text:p>
      <text:p text:style-name="P62"/>
      <text:p text:style-name="P63">The virtauto Brain mirrors this with systemwide modulation signals:</text:p>
      <text:p text:style-name="P64"/>
      <text:p text:style-name="P65">Reward: reinforce successful actions</text:p>
      <text:p text:style-name="P66"/>
      <text:p text:style-name="P67">Alert: heighten sensitivity under risk</text:p>
      <text:p text:style-name="P68"/>
      <text:p text:style-name="P69">Attention: direct cognitive resources where needed most</text:p>
      <text:p text:style-name="P70"/>
      <text:p text:style-name="P71">These signals shape the system’s learning, risk appetite, and decision-making style.</text:p>
      <text:p text:style-name="P72"/>
      <text:p text:style-name="P73">The result is not just automation —</text:p>
      <text:p text:style-name="P74">it is behavior.</text:p>
      <text:p text:style-name="P75"/>
      <text:p text:style-name="P76">4. Multi-Layer Memory Fabric</text:p>
      <text:p text:style-name="P77">Experience is more than data. Memory is structured meaning.</text:p>
      <text:p text:style-name="P78"/>
      <text:soft-page-break/>
      <text:p text:style-name="P79">The human brain separates episodic memories, facts, and skills.</text:p>
      <text:p text:style-name="P80"/>
      <text:p text:style-name="P81">The virtauto Brain does the same:</text:p>
      <text:p text:style-name="P82"/>
      <text:p text:style-name="P83">Episodic Memory: What happened?</text:p>
      <text:p text:style-name="P84"/>
      <text:p text:style-name="P85">Semantic Memory: What is true?</text:p>
      <text:p text:style-name="P86"/>
      <text:p text:style-name="P87">Procedural Memory: How do we act?</text:p>
      <text:p text:style-name="P88"/>
      <text:p text:style-name="P89">Together they form a self-organizing memory fabric, enabling not only recollection but true understanding — the foundation for planning, prediction, and adaptation.</text:p>
      <text:p text:style-name="P90"/>
      <text:p text:style-name="P91">5. Sleep, Reconstruction, and Consolidation</text:p>
      <text:p text:style-name="P92">Rest is part of intelligence.</text:p>
      <text:p text:style-name="P93"/>
      <text:p text:style-name="P94">During sleep, the brain replays important experiences, deletes noise, consolidates structure, and restores stability.</text:p>
      <text:p text:style-name="P95"/>
      <text:p text:style-name="P96">The virtauto Brain maintains a Night Shift Mode, where it:</text:p>
      <text:p text:style-name="P97"/>
      <text:p text:style-name="P98">reflects on past actions</text:p>
      <text:p text:style-name="P99"/>
      <text:p text:style-name="P100">simplifies internal pathways</text:p>
      <text:p text:style-name="P101"/>
      <text:p text:style-name="P102">strengthens recurring patterns</text:p>
      <text:p text:style-name="P103"/>
      <text:p text:style-name="P104">extracts new rules from experience</text:p>
      <text:p text:style-name="P105"/>
      <text:soft-page-break/>
      <text:p text:style-name="P106">cleans up outdated structures</text:p>
      <text:p text:style-name="P107"/>
      <text:p text:style-name="P108">Growth requires rest.</text:p>
      <text:p text:style-name="P109">Autonomy requires consolidation.</text:p>
      <text:p text:style-name="P110"/>
      <text:p text:style-name="P111">6. Embodiment: Acting in the Real World</text:p>
      <text:p text:style-name="P112">Intelligence emerges through interaction.</text:p>
      <text:p text:style-name="P113"/>
      <text:p text:style-name="P114">A brain without a body does not think —</text:p>
      <text:p text:style-name="P115">it drifts.</text:p>
      <text:p text:style-name="P116"/>
      <text:p text:style-name="P117">The virtauto Brain is embodied in the enterprise:</text:p>
      <text:p text:style-name="P118"/>
      <text:p text:style-name="P119">It acts in SAP, MES, SCM, GitHub, quality systems, supplier portals, factories, simulations, and physical assets.</text:p>
      <text:p text:style-name="P120">Every action produces feedback, and every feedback shapes behavior.</text:p>
      <text:p text:style-name="P121"/>
      <text:p text:style-name="P122">Through embodiment, virtauto becomes not just a model of the enterprise —</text:p>
      <text:p text:style-name="P123">it becomes its nervous system.</text:p>
      <text:p text:style-name="P124"/>
      <text:p text:style-name="P125">7. Towards Energy-Conscious, Neuromorphic, and Bio-Inspired Hardware</text:p>
      <text:p text:style-name="P126">Nature computes with elegance. So should industry.</text:p>
      <text:p text:style-name="P127"/>
      <text:p text:style-name="P128">The future of virtauto is hybrid:</text:p>
      <text:p text:style-name="P129"/>
      <text:p text:style-name="P130">cloud-scale cognition</text:p>
      <text:p text:style-name="P131"/>
      <text:p text:style-name="P132">edge-level reflexes</text:p>
      <text:p text:style-name="P133"/>
      <text:soft-page-break/>
      <text:p text:style-name="P134">neuromorphic chips for ultra-parallel reasoning</text:p>
      <text:p text:style-name="P135"/>
      <text:p text:style-name="P136">bio-inspired architectures that reflect the efficiency of plants and photosynthesis</text:p>
      <text:p text:style-name="P137"/>
      <text:p text:style-name="P138">The long-term vision is an industrial intelligence system that thinks more like nature than like a server farm.</text:p>
      <text:p text:style-name="P139"/>
      <text:p text:style-name="P140">Clean, efficient, event-driven.</text:p>
      <text:p text:style-name="P141">Growing rather than executing.</text:p>
      <text:p text:style-name="P142">Sensing rather than polling.</text:p>
      <text:p text:style-name="P143">Adapting rather than updating.</text:p>
      <text:p text:style-name="P144"/>
      <text:p text:style-name="P145">The Declaration</text:p>
      <text:p text:style-name="P146"/>
      <text:p text:style-name="P147">We reject the idea that enterprise systems must be rigid, deterministic, and brittle.</text:p>
      <text:p text:style-name="P148">We believe in systems that learn, recover, reorganize, and evolve — systems that grow with the organization, not against it.</text:p>
      <text:p text:style-name="P149"/>
      <text:p text:style-name="P150">virtauto is the beginning of this movement.</text:p>
      <text:p text:style-name="P151"/>
      <text:p text:style-name="P152">A shift from software to biology.</text:p>
      <text:p text:style-name="P153">From automation to autonomy.</text:p>
      <text:p text:style-name="P154">From IT landscape to industrial nervous system.</text:p>
      <text:p text:style-name="P155">From static intelligence to living intelligence.</text:p>
      <text:p text:style-name="P156"/>
      <text:p text:style-name="P157">The Promise</text:p>
      <text:p text:style-name="P158"/>
      <text:p text:style-name="P159">This is not a metaphor.</text:p>
      <text:p text:style-name="P160">This is the blueprint.</text:p>
      <text:p text:style-name="P161"/>
      <text:p text:style-name="P162">virtauto will become a self-healing, self-organizing, self-optimizing intelligence layer that spans factories, supply chains, decision processes, and knowledge systems.</text:p>
      <text:p text:style-name="P163"/>
      <text:p text:style-name="P164">A brain for the enterprise.</text:p>
      <text:p text:style-name="P165">A living architecture.</text:p>
      <text:p text:style-name="P166">A new foundation for how industry learns.</text:p>
      <text:p text:style-name="P167"/>
      <text:p text:style-name="P168">And as with every real brain:</text:p>
      <text:p text:style-name="P169"/>
      <text:p text:style-name="Standard">The more it knows,</text:p>
      <text:p text:style-name="Standard"><text:span text:style-name="T170">the more powerful — and more curious — it becom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s Braun</meta:initial-creator>
    <dc:creator>Andreas Braun</dc:creator>
    <meta:creation-date>2025-12-10T19:49:00Z</meta:creation-date>
    <dc:date>2025-12-10T19:54:00Z</dc:date>
    <meta:template xlink:href="Normal" xlink:type="simple"/>
    <meta:editing-cycles>2</meta:editing-cycles>
    <meta:editing-duration>PT0S</meta:editing-duration>
    <meta:document-statistic meta:page-count="7" meta:paragraph-count="11" meta:word-count="775" meta:character-count="5651" meta:row-count="40" meta:non-whitespace-character-count="4887"/>
  </office:meta>
</office:document-meta>
</file>